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Helvetica, Arial, sans-serif"/>
    <style:font-face style:name="OpenSymbol" svg:font-family="OpenSymbo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fo:line-height="160%" fo:orphans="2" fo:widows="2" fo:text-indent="0cm" style:auto-text-indent="false" fo:padding="0cm" fo:border="none"/>
    </style:style>
    <style:style style:name="P3" style:family="paragraph" style:parent-style-name="Table_20_Heading">
      <style:paragraph-properties fo:text-align="center" style:justify-single-word="false" fo:padding-left="0.556cm" fo:padding-right="0.556cm" fo:padding-top="0.049cm" fo:padding-bottom="0.049cm" fo:border="0.002cm solid #a2a9b1"/>
    </style:style>
    <style:style style:name="P4" style:family="paragraph" style:parent-style-name="Table_20_Contents">
      <style:paragraph-properties fo:padding="0.049cm" fo:border="0.002cm solid #a2a9b1"/>
    </style:style>
    <style:style style:name="P5" style:family="paragraph" style:parent-style-name="Table_20_Contents">
      <style:paragraph-properties fo:padding="0.049cm" fo:border="0.002cm solid #a2a9b1"/>
      <style:text-properties fo:font-weight="bold"/>
    </style:style>
    <style:style style:name="T1" style:family="text">
      <style:text-properties fo:color="#0b0080" style:text-line-through-style="none" style:text-underline-style="none" style:text-blinking="false"/>
    </style:style>
    <style:style style:name="T2" style:family="text">
      <style:text-properties fo:font-variant="normal" fo:text-transform="none" fo:color="#222222" style:font-name="Open Sans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075260871959748540" text:style-name="L1">
        <text:list-item>
          <text:p text:style-name="P1">Alabama - AL</text:p>
        </text:list-item>
        <text:list-item>
          <text:p text:style-name="P1">Alaska - AK</text:p>
        </text:list-item>
        <text:list-item>
          <text:p text:style-name="P1">Arizona - AZ</text:p>
        </text:list-item>
        <text:list-item>
          <text:p text:style-name="P1">Arkansas - AR</text:p>
        </text:list-item>
        <text:list-item>
          <text:p text:style-name="P1">California - CA</text:p>
        </text:list-item>
        <text:list-item>
          <text:p text:style-name="P1">Colorado - CO</text:p>
        </text:list-item>
        <text:list-item>
          <text:p text:style-name="P1">Connecticut - CT</text:p>
        </text:list-item>
        <text:list-item>
          <text:p text:style-name="P1">Delaware - DE</text:p>
        </text:list-item>
        <text:list-item>
          <text:p text:style-name="P1">Florida - FL</text:p>
        </text:list-item>
        <text:list-item>
          <text:p text:style-name="P1">Georgia - GA</text:p>
        </text:list-item>
        <text:list-item>
          <text:p text:style-name="P1">Hawaii - HI</text:p>
        </text:list-item>
        <text:list-item>
          <text:p text:style-name="P1">Idaho - ID</text:p>
        </text:list-item>
        <text:list-item>
          <text:p text:style-name="P1">Illinois - IL</text:p>
        </text:list-item>
        <text:list-item>
          <text:p text:style-name="P1">Indiana - IN</text:p>
        </text:list-item>
        <text:list-item>
          <text:p text:style-name="P1">Iowa - IA</text:p>
        </text:list-item>
        <text:list-item>
          <text:p text:style-name="P1">Kansas - KS</text:p>
        </text:list-item>
        <text:list-item>
          <text:p text:style-name="P1">Kentucky - KY</text:p>
        </text:list-item>
        <text:list-item>
          <text:p text:style-name="P1">Louisiana - LA</text:p>
        </text:list-item>
        <text:list-item>
          <text:p text:style-name="P1">Maine - ME</text:p>
        </text:list-item>
        <text:list-item>
          <text:p text:style-name="P1">Maryland - MD</text:p>
        </text:list-item>
        <text:list-item>
          <text:p text:style-name="P1">Massachusetts - MA</text:p>
        </text:list-item>
        <text:list-item>
          <text:p text:style-name="P1">Michigan - MI</text:p>
        </text:list-item>
        <text:list-item>
          <text:p text:style-name="P1">Minnesota - MN</text:p>
        </text:list-item>
        <text:list-item>
          <text:p text:style-name="P1">Mississippi - MS</text:p>
        </text:list-item>
        <text:list-item>
          <text:p text:style-name="P1">Missouri - MO</text:p>
        </text:list-item>
        <text:list-item>
          <text:p text:style-name="P1">Montana - MT</text:p>
        </text:list-item>
        <text:list-item>
          <text:p text:style-name="P1">Nebraska - NE</text:p>
        </text:list-item>
        <text:list-item>
          <text:p text:style-name="P1">Nevada - NV</text:p>
        </text:list-item>
        <text:list-item>
          <text:p text:style-name="P1">New Hampshire - NH</text:p>
        </text:list-item>
        <text:list-item>
          <text:p text:style-name="P1">New Jersey - NJ</text:p>
        </text:list-item>
        <text:list-item>
          <text:p text:style-name="P1">New Mexico - NM</text:p>
        </text:list-item>
        <text:list-item>
          <text:p text:style-name="P1">New York - NY</text:p>
          <text:p text:style-name="P2"><text:soft-page-break/><text:span text:style-name="T2">Alabama - AL</text:span></text:p>
        </text:list-item>
        <text:list-item>
          <text:p text:style-name="P2"><text:span text:style-name="T2">Alaska - AK</text:span></text:p>
        </text:list-item>
        <text:list-item>
          <text:p text:style-name="P2"><text:span text:style-name="T2">Arizona - AZ</text:span></text:p>
        </text:list-item>
        <text:list-item>
          <text:p text:style-name="P2"><text:span text:style-name="T2">Arkansas - AR</text:span></text:p>
        </text:list-item>
        <text:list-item>
          <text:p text:style-name="P2"><text:span text:style-name="T2">California - CA</text:span></text:p>
        </text:list-item>
        <text:list-item>
          <text:p text:style-name="P2"><text:span text:style-name="T2">Colorado - CO</text:span></text:p>
        </text:list-item>
        <text:list-item>
          <text:p text:style-name="P2"><text:span text:style-name="T2">Connecticut - CT</text:span></text:p>
        </text:list-item>
        <text:list-item>
          <text:p text:style-name="P2"><text:span text:style-name="T2">Delaware - DE</text:span></text:p>
        </text:list-item>
        <text:list-item>
          <text:p text:style-name="P2"><text:span text:style-name="T2">Florida - FL</text:span></text:p>
        </text:list-item>
        <text:list-item>
          <text:p text:style-name="P2"><text:span text:style-name="T2">Georgia - GA</text:span></text:p>
        </text:list-item>
        <text:list-item>
          <text:p text:style-name="P2"><text:span text:style-name="T2">Hawaii - HI</text:span></text:p>
        </text:list-item>
        <text:list-item>
          <text:p text:style-name="P2"><text:span text:style-name="T2">Idaho - ID</text:span></text:p>
        </text:list-item>
        <text:list-item>
          <text:p text:style-name="P2"><text:span text:style-name="T2">Illinois - IL</text:span></text:p>
        </text:list-item>
        <text:list-item>
          <text:p text:style-name="P2"><text:span text:style-name="T2">Indiana - IN</text:span></text:p>
        </text:list-item>
        <text:list-item>
          <text:p text:style-name="P2"><text:span text:style-name="T2">Iowa - IA</text:span></text:p>
        </text:list-item>
        <text:list-item>
          <text:p text:style-name="P2"><text:span text:style-name="T2">Kansas - KS</text:span></text:p>
        </text:list-item>
        <text:list-item>
          <text:p text:style-name="P2"><text:span text:style-name="T2">Kentucky - KY</text:span></text:p>
        </text:list-item>
        <text:list-item>
          <text:p text:style-name="P2"><text:span text:style-name="T2">Louisiana - LA</text:span></text:p>
        </text:list-item>
        <text:list-item>
          <text:p text:style-name="P2"><text:span text:style-name="T2">Maine - ME</text:span></text:p>
        </text:list-item>
        <text:list-item>
          <text:p text:style-name="P2"><text:span text:style-name="T2">Maryland - MD</text:span></text:p>
        </text:list-item>
        <text:list-item>
          <text:p text:style-name="P2"><text:span text:style-name="T2">Massachusetts - MA</text:span></text:p>
        </text:list-item>
        <text:list-item>
          <text:p text:style-name="P2"><text:span text:style-name="T2">Michigan - MI</text:span></text:p>
        </text:list-item>
        <text:list-item>
          <text:p text:style-name="P2"><text:span text:style-name="T2">Minnesota - MN</text:span></text:p>
        </text:list-item>
        <text:list-item>
          <text:p text:style-name="P2"><text:span text:style-name="T2">Mississippi - MS</text:span></text:p>
        </text:list-item>
        <text:list-item>
          <text:p text:style-name="P2"><text:span text:style-name="T2">Missouri - MO</text:span></text:p>
        </text:list-item>
        <text:list-item>
          <text:p text:style-name="P2"><text:span text:style-name="T2">Montana - MT</text:span></text:p>
        </text:list-item>
        <text:list-item>
          <text:p text:style-name="P2"><text:span text:style-name="T2">Nebraska - NE</text:span></text:p>
        </text:list-item>
        <text:list-item>
          <text:p text:style-name="P2"><text:span text:style-name="T2">Nevada - NV</text:span></text:p>
        </text:list-item>
        <text:list-item>
          <text:p text:style-name="P2"><text:span text:style-name="T2">New Hampshire - NH</text:span></text:p>
        </text:list-item>
        <text:list-item>
          <text:p text:style-name="P2"><text:span text:style-name="T2">New Jersey - NJ</text:span></text:p>
        </text:list-item>
        <text:list-item>
          <text:p text:style-name="P2"><text:span text:style-name="T2">New Mexico - NM</text:span></text:p>
        </text:list-item>
        <text:list-item>
          <text:p text:style-name="P2"><text:soft-page-break/><text:span text:style-name="T2">New York - NY</text:span></text:p>
        </text:list-item>
        <text:list-item>
          <text:p text:style-name="P2"><text:span text:style-name="T2">North Carolina - NC</text:span></text:p>
        </text:list-item>
        <text:list-item>
          <text:p text:style-name="P2"><text:span text:style-name="T2">North Dakota - ND</text:span></text:p>
        </text:list-item>
        <text:list-item>
          <text:p text:style-name="P2"><text:span text:style-name="T2">Ohio - OH</text:span></text:p>
        </text:list-item>
        <text:list-item>
          <text:p text:style-name="P2"><text:span text:style-name="T2">Oklahoma - OK</text:span></text:p>
        </text:list-item>
        <text:list-item>
          <text:p text:style-name="P2"><text:span text:style-name="T2">Oregon - OR</text:span></text:p>
        </text:list-item>
        <text:list-item>
          <text:p text:style-name="P2"><text:span text:style-name="T2">Pennsylvania - PA</text:span></text:p>
        </text:list-item>
        <text:list-item>
          <text:p text:style-name="P2"><text:span text:style-name="T2">Rhode Island - RI</text:span></text:p>
        </text:list-item>
        <text:list-item>
          <text:p text:style-name="P2"><text:span text:style-name="T2">South Carolina - SC</text:span></text:p>
        </text:list-item>
        <text:list-item>
          <text:p text:style-name="P2"><text:span text:style-name="T2">South Dakota - SD</text:span></text:p>
        </text:list-item>
        <text:list-item>
          <text:p text:style-name="P2"><text:span text:style-name="T2">Tennessee - TN</text:span></text:p>
        </text:list-item>
        <text:list-item>
          <text:p text:style-name="P2"><text:span text:style-name="T2">Texas - TX</text:span></text:p>
        </text:list-item>
        <text:list-item>
          <text:p text:style-name="P2"><text:span text:style-name="T2">Utah - UT</text:span></text:p>
        </text:list-item>
        <text:list-item>
          <text:p text:style-name="P2"><text:span text:style-name="T2">Vermont - VT</text:span></text:p>
        </text:list-item>
        <text:list-item>
          <text:p text:style-name="P2"><text:span text:style-name="T2">Virginia - VA</text:span></text:p>
        </text:list-item>
        <text:list-item>
          <text:p text:style-name="P2"><text:span text:style-name="T2">Washington - WA</text:span></text:p>
        </text:list-item>
        <text:list-item>
          <text:p text:style-name="P2"><text:span text:style-name="T2">West Virginia - WV</text:span></text:p>
        </text:list-item>
        <text:list-item>
          <text:p text:style-name="P2"><text:span text:style-name="T2">Wisconsin - WI</text:span></text:p>
        </text:list-item>
        <text:list-item>
          <text:p text:style-name="P2"><text:span text:style-name="T2">Wyoming - WY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Helvetica, Arial, sans-serif"/>
    <style:font-face style:name="OpenSymbol" svg:font-family="OpenSymbo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cho Marquez</meta:initial-creator>
    <meta:creation-date>2018-12-18T15:04:47.25</meta:creation-date>
    <meta:document-statistic meta:table-count="0" meta:image-count="0" meta:object-count="0" meta:page-count="3" meta:paragraph-count="82" meta:word-count="342" meta:character-count="1170"/>
    <dc:date>2018-12-18T15:08:34.41</dc:date>
    <dc:creator>Nacho Marquez</dc:creator>
    <meta:editing-duration>PT3M48S</meta:editing-duration>
    <meta:editing-cycles>1</meta:editing-cycles>
    <meta:generator>OpenOffice/4.1.3$Win32 OpenOffice.org_project/413m1$Build-9783</meta:generator>
  </office:meta>
</office:document-meta>
</file>